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officeooo="http://openoffice.org/2009/office">
  <office:scripts/>
  <office:font-face-decls>
    <style:font-face style:name="DejaVuSansMono" svg:font-family="DejaVuSansMono"/>
    <style:font-face style:name="Times" svg:font-family="Times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left="1.251cm" fo:margin-right="2.046cm" fo:text-indent="0cm" style:auto-text-indent="false"/>
      <style:text-properties fo:font-weight="bold" style:font-weight-asian="bold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style:font-name="DejaVuSansMono" fo:font-size="10pt" fo:font-weight="bold"/>
    </style:style>
    <style:style style:name="P9" style:family="paragraph" style:parent-style-name="Preformatted_20_Text">
      <style:paragraph-properties fo:text-align="justify" style:justify-single-word="false"/>
      <style:text-properties style:font-name="DejaVuSansMono" fo:font-size="10pt" fo:background-color="#e5e5ff"/>
    </style:style>
    <style:style style:name="P10" style:family="paragraph" style:parent-style-name="Preformatted_20_Text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L1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style:font-size-asian="10.5pt" style:font-size-complex="10.5pt" officeooo:rsid="001662e7"/>
    </style:style>
    <style:style style:name="T3" style:family="text">
      <style:text-properties fo:font-size="10.5pt" style:font-size-asian="10.5pt" style:font-size-complex="10.5pt" officeooo:rsid="0018a6b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 officeooo:rsid="00142a8e"/>
    </style:style>
    <style:style style:name="T6" style:family="text">
      <style:text-properties fo:font-style="italic" style:font-style-asian="italic" style:font-style-complex="italic" officeooo:rsid="001662e7"/>
    </style:style>
    <style:style style:name="T7" style:family="text">
      <style:text-properties style:font-name="Andale Mono" fo:font-size="8pt" style:font-size-asian="8pt" style:font-size-complex="8pt"/>
    </style:style>
    <style:style style:name="T8" style:family="text">
      <style:text-properties officeooo:rsid="00142a8e"/>
    </style:style>
    <style:style style:name="T9" style:family="text">
      <style:text-properties style:font-name="Courier New" fo:font-size="10pt" style:font-size-asian="10pt" style:font-size-complex="10pt"/>
    </style:style>
    <style:style style:name="T10" style:family="text">
      <style:text-properties style:font-name="Courier New" fo:font-size="10pt" style:font-size-asian="10pt" style:font-size-complex="10pt" officeooo:rsid="00142a8e"/>
    </style:style>
    <style:style style:name="T11" style:family="text">
      <style:text-properties style:font-name="Courier New" fo:font-size="10.5pt" style:font-size-asian="10.5pt" style:font-size-complex="10.5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 officeooo:rsid="00142a8e"/>
    </style:style>
    <style:style style:name="T14" style:family="text">
      <style:text-properties officeooo:rsid="001662e7"/>
    </style:style>
    <style:style style:name="T15" style:family="text">
      <style:text-properties officeooo:rsid="0018a6b1"/>
    </style:style>
    <style:style style:name="T16" style:family="text">
      <style:text-properties fo:font-variant="normal" fo:text-transform="none" fo:color="#000099" style:font-name="Times" fo:font-size="10pt" fo:letter-spacing="normal" fo:font-style="normal" fo:font-weight="normal"/>
    </style:style>
    <style:style style:name="T17" style:family="text">
      <style:text-properties fo:font-variant="normal" fo:text-transform="none" fo:color="#000099" fo:letter-spacing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Marco1" text:anchor-type="paragraph" svg:x="-0.328cm" svg:y="-0.191cm" svg:width="18.505cm" draw:z-index="0"><draw:text-box fo:min-height="5.805cm"><text:p text:style-name="P4"><text:span text:style-name="T8">S</text:span>ISTEMAS OPERATIVOS</text:p><text:p text:style-name="P4">Grupo <text:span text:style-name="T8">C2</text:span> <text:span text:style-name="T8">- </text:span>Curso 201<text:span text:style-name="T15">3</text:span>/1<text:span text:style-name="T15">4</text:span></text:p><text:p text:style-name="P4"/><text:p text:style-name="P4">Prueba individual de<text:span text:style-name="T8">l </text:span><text:s/><text:span text:style-name="T8">Módulo I</text:span></text:p><text:p text:style-name="Standard"/><text:p text:style-name="Standard"/><text:p text:style-name="P1">Apellidos y nombre: …................................................................................................................................</text:p><text:p text:style-name="Standard"/><text:p text:style-name="Standard"/><text:p text:style-name="P7">Observación: Debajo de cada ejercicio, escrib<text:span text:style-name="T15">e</text:span> los pasos necesarios para su realización. Una vez concluido, sube el documento a Tutor como trabajo.</text:p><text:p text:style-name="Standard"/></draw:text-box></draw:frame></text:p>
      <text:p text:style-name="P1">Preguntas:</text:p>
      <text:p text:style-name="Standard"/>
      <text:list xml:id="list594661989" text:style-name="L1">
        <text:list-item>
          <text:p text:style-name="P12"><text:span text:style-name="T1">[</text:span><text:span text:style-name="T2">2</text:span><text:span text:style-name="T1">0% puntuación]</text:span> Un bash shell restringido (<text:span text:style-name="T11">bash -r</text:span>) permite limitar algunas acciones del usuario que los usa, por ejemplo, no permite cambiar de directorio, ni utilizar nombres de archivos que contienen una barra /, ni cambiar las variables <text:span text:style-name="T9">PATH</text:span> y <text:span text:style-name="T9">SHELL</text:span>, ni redirigir las entradas/salidas, ni tampoco definir funciones. Se pide crear un usuario, denominado <text:span text:style-name="T4">invitado</text:span>, que debe usar un shell restringido, tiene un UID con valor 590 y pertenecerá a un grupo denominado <text:span text:style-name="T4">limitados</text:span> con GID 1010.</text:p>
        </text:list-item>
      </text:list>
      <text:p text:style-name="P2"><text:tab/></text:p>
      <text:p text:style-name="P2">groupadd limitados –gid 1010</text:p>
      <text:p text:style-name="P2">adduser invitado –shell=”/bin/bash -r” --uid 590 <text:s/>--gid limitados</text:p>
      <text:p text:style-name="P2"/>
      <text:list xml:id="list1399017936" text:continue-numbering="true" text:style-name="L1">
        <text:list-item>
          <text:p text:style-name="P12"><text:span text:style-name="T1">[1</text:span><text:span text:style-name="T2">0</text:span><text:span text:style-name="T1">% puntuación]</text:span> <text:span text:style-name="T8">C</text:span>rear en el directorio <text:span text:style-name="T4">/root</text:span> un enlace duro <text:span text:style-name="T8">y</text:span> un enlace simbólico<text:span text:style-name="T12"> </text:span><text:span text:style-name="T13">a cualesquiera de los programa que aparecen en</text:span><text:span text:style-name="T5"> /bin</text:span>.</text:p>
        </text:list-item>
      </text:list>
      <text:p text:style-name="P2"/>
      <text:p text:style-name="P2"><text:s/>ln /bin/sh /root/enlace_shell</text:p>
      <text:p text:style-name="P2"><text:s/>ln -s /bin/bash /root/enlace_bash</text:p>
      <text:p text:style-name="P2"/>
      <text:p text:style-name="P2"/>
      <text:list xml:id="list1582257273" text:continue-numbering="true" text:style-name="L1">
        <text:list-item>
          <text:p text:style-name="P12"><text:span text:style-name="T1">[</text:span><text:span text:style-name="T2">20</text:span><text:span text:style-name="T1">% puntuación]</text:span> Modifique los elementos que sean necesarios para cada vez que arrancamos UML se realice el montaje de nuestro directorio home en el anfitrión en la máquina virtual <text:span text:style-name="T8">en lugar de tener que hacerlo a mano, es decir, ejecutar manualmente </text:span><text:span text:style-name="T10">mount none /mnt -t hostfs</text:span>.</text:p>
        </text:list-item>
      </text:list>
      <text:p text:style-name="P2">Vim /etc/fstab</text:p>
      <text:p text:style-name="P10"><text:bookmark text:name="hostfs as the root filesystem"/><text:span text:style-name="Teletype"><text:span text:style-name="T17"><text:s/></text:span></text:span><text:span text:style-name="Teletype"><text:span text:style-name="T16">none <text:s text:c="2"/>/ <text:s text:c="6"/>hostfs defaults 1 1</text:span></text:span></text:p>
      <text:p text:style-name="P2"/>
      <text:p text:style-name="P2"/>
      <text:p text:style-name="P2"/>
      <text:p text:style-name="P2"/>
      <text:list xml:id="list1794244434" text:continue-numbering="true" text:style-name="L1">
        <text:list-item>
          <text:p text:style-name="P13"><text:span text:style-name="T1">[1</text:span><text:span text:style-name="T3">5</text:span><text:span text:style-name="T1">% puntuación] </text:span>Instala el paquete <text:span text:style-name="T7">banner-1.2.2-1.i586.rpm</text:span><text:span text:style-name="T1"> </text:span>que contiene la orden<text:span text:style-name="T1"> </text:span><text:span text:style-name="T7">banner</text:span><text:span text:style-name="T1">, q</text:span>ue permite poner en gran tamaño un mensaje. <text:span text:style-name="T8">Utilizar esta orden para mostrar el mensaje “UGR: sistemas operativos”. <text:s/>Modificar los elementos necesarios para que este mensaje se muestre el primer lunes de cada mes a las 12:00 horas.</text:span></text:p>
        </text:list-item>
      </text:list>
      <text:p text:style-name="P2">Rpm -i <text:s/><text:span text:style-name="T7">banner-1.2.2-1.i586.rpm</text:span><text:span text:style-name="T1"> </text:span></text:p>
      <text:p text:style-name="P2">banner “Ugr:sistemas operativos”</text:p>
      <text:p text:style-name="P2">vim /etc/crontab </text:p>
      <text:p text:style-name="P2">0 12 1-7 * 1 root banner “UGR: sistemas operativos”</text:p>
      <text:p text:style-name="P6"/>
      <text:list xml:id="list1987088988" text:continue-numbering="true" text:style-name="L1">
        <text:list-item>
          <text:p text:style-name="P13"><text:soft-page-break/>[<text:span text:style-name="T15">15</text:span>% puntuación] <text:span text:style-name="T8">¿Qué deberemos hacer para ver el espacio de disco que ocupan todos los archivos y directorios que tenemos en nuestro home, expresado en KB?</text:span>.</text:p>
        </text:list-item>
      </text:list>
      <text:p text:style-name="P3">Llamariamos a la funcion ls con virgulilla (es el alias de nuestro home) y con los parametros l para listar archivos, k para que muestre el tamaño en KB y a para que muestre los ocultos, así veremos TODOS los archivos de nuestro home</text:p>
      <text:p text:style-name="P3">ls ~/ -lka</text:p>
      <text:p text:style-name="P3"/>
      <text:list xml:id="list425201096" text:continue-numbering="true" text:style-name="L1">
        <text:list-item>
          <text:p text:style-name="P13"><text:span text:style-name="T14">[20% puntuación] Crea un archivo especial de dispositivo de bloques </text:span><text:span text:style-name="T6">/dev/loop0</text:span><text:span text:style-name="T14"> con un tamaño de 30 MB y crea en el un sistema de archivos de tipo </text:span><text:span text:style-name="T6">ext3</text:span><text:span text:style-name="T14">. Indica las órdenes utilizadas y la información que nos dan.</text:span></text:p>
        </text:list-item>
      </text:list>
      <text:p text:style-name="P3"/>
      <text:p text:style-name="P8">mknod /dev/loop0 b 7 0</text:p>
      <text:p text:style-name="P8">dd if=/dev/zero of=/root/archivo_SA30 bs=3k count=10000</text:p>
      <text:p text:style-name="P8">losetup /dev/loop0 /root/archivo_SA30</text:p>
      <text:p text:style-name="P8"/>
      <text:p text:style-name="P8">fdisk -l /dev/loop0 </text:p>
      <text:p text:style-name="P2">fdisk /dev/loop0</text:p>
      <text:p text:style-name="P9">mke2fs /dev/loop -L etiqueta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DejaVuSansMono" svg:font-family="DejaVuSansMono"/>
    <style:font-face style:name="Times" svg:font-family="Times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4c4c4c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a647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Arial" fo:font-size="28pt" fo:font-style="normal" fo:text-shadow="none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a647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4c4c4c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Título1_7e_LT_7e_Gliederung_20_1" style:display-name="Título1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Arial" fo:font-size="28pt" fo:font-style="normal" fo:text-shadow="none" style:text-underline-style="none" fo:font-weight="bold" style:letter-kerning="true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1-22T08:13:41</meta:creation-date>
    <dc:date>2013-11-04T16:09:39</dc:date>
    <meta:editing-duration>PT81H03M29S</meta:editing-duration>
    <meta:editing-cycles>24</meta:editing-cycles>
    <meta:generator>NeoOffice/3.4$Unix OpenOffice.org_project/Patch 0</meta:generator>
    <meta:document-statistic meta:table-count="0" meta:image-count="0" meta:object-count="0" meta:page-count="2" meta:paragraph-count="31" meta:word-count="427" meta:character-count="2743"/>
  </office:meta>
</office:document-meta>
</file>